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cwTeX Q Yuan" svg:font-family="'cwTeX Q Yuan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 fo:text-align="center" style:justify-single-word="false"/>
      <style:text-properties fo:font-size="20pt" fo:font-weight="normal" officeooo:rsid="002ce5e9" officeooo:paragraph-rsid="002ce5e9" style:font-name-asian="Microsoft JhengHei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line-height="9.88mm" fo:text-align="center" style:justify-single-word="false"/>
      <style:text-properties fo:font-size="20pt" fo:font-weight="normal" officeooo:rsid="002ce5e9" officeooo:paragraph-rsid="0032d952" style:font-name-asian="Microsoft JhengHei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line-height="11.29mm"/>
      <style:text-properties fo:font-size="16pt" fo:font-weight="normal" officeooo:rsid="00237e16" officeooo:paragraph-rsid="0032d952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9.88mm"/>
      <style:text-properties fo:font-size="16pt" fo:font-weight="normal" officeooo:rsid="00237e16" officeooo:paragraph-rsid="0032d952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1.29mm"/>
      <style:text-properties fo:font-size="16pt" fo:font-weight="normal" officeooo:rsid="0032d952" officeooo:paragraph-rsid="0032d95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1.29mm"/>
      <style:text-properties fo:font-size="16pt" fo:font-weight="normal" officeooo:rsid="003d62b7" officeooo:paragraph-rsid="003d62b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line-height="11.29mm" fo:text-align="center" style:justify-single-word="false"/>
      <style:text-properties fo:font-size="16pt" fo:font-weight="normal" officeooo:rsid="003d62b7" officeooo:paragraph-rsid="003d62b7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9.88mm"/>
      <style:text-properties fo:font-size="10.5pt" fo:font-weight="normal" officeooo:rsid="002ce5e9" officeooo:paragraph-rsid="002ce5e9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line-height="11.29mm"/>
      <style:text-properties officeooo:paragraph-rsid="0032d952"/>
    </style:style>
    <style:style style:name="P10" style:family="paragraph" style:parent-style-name="Standard">
      <style:paragraph-properties fo:line-height="11.29mm" fo:break-before="page"/>
      <style:text-properties fo:font-size="16pt" fo:font-weight="normal" officeooo:rsid="00237e16" officeooo:paragraph-rsid="0032d952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line-height="11.29mm" fo:break-before="page"/>
      <style:text-properties fo:font-size="16pt" fo:font-weight="normal" officeooo:rsid="0032d952" officeooo:paragraph-rsid="0032d9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1.29mm" fo:break-before="page"/>
      <style:text-properties fo:font-size="16pt" fo:font-weight="normal" officeooo:rsid="003d62b7" officeooo:paragraph-rsid="003d62b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line-height="9.88mm" fo:break-before="page"/>
      <style:text-properties fo:font-size="10.5pt" fo:font-weight="normal" officeooo:rsid="002ce5e9" officeooo:paragraph-rsid="0032d952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9.88mm" fo:break-before="page"/>
      <style:text-properties fo:font-size="10.5pt" fo:font-weight="normal" officeooo:rsid="002ce5e9" officeooo:paragraph-rsid="003d62b7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line-height="11.29mm" fo:text-align="center" style:justify-single-word="false"/>
      <style:text-properties fo:font-size="20pt" fo:font-weight="normal" officeooo:rsid="002ce5e9" officeooo:paragraph-rsid="003d62b7" style:font-name-asian="Microsoft JhengHei" style:font-size-asian="20pt" style:font-weight-asian="normal" style:font-size-complex="20pt" style:font-weight-complex="normal"/>
    </style:style>
    <style:style style:name="T1" style:family="text">
      <style:text-properties style:font-name-asian="cwTeX Q Yuan"/>
    </style:style>
    <style:style style:name="T2" style:family="text">
      <style:text-properties officeooo:rsid="0032d952"/>
    </style:style>
    <style:style style:name="T3" style:family="text">
      <style:text-properties fo:font-size="16pt" fo:font-weight="normal" officeooo:rsid="0032d952" style:font-size-asian="16pt" style:font-weight-asian="normal" style:font-size-complex="16pt" style:font-weight-complex="normal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<text:span text:style-name="T1">無形書院 經典會讀 資料</text:span>]</text:p>
      <text:p text:style-name="P1">莊子‧雜篇‧外物第二十五（一）</text:p>
      <text:p text:style-name="P9"><text:span text:style-name="T3">外物不可必，故龍逢誅，比干戮，箕子狂，惡來死，桀、紂亡。人主莫不欲其臣之忠，而忠未必信，故伍員流於江，</text:span><text:ruby text:style-name="Ru1"><text:ruby-base><text:span text:style-name="T3">萇</text:span></text:ruby-base><text:ruby-text>cháng</text:ruby-text></text:ruby><text:span text:style-name="T3">弘死於蜀，藏其血三年，化而為碧。人親莫不欲其子之孝，而孝未必愛，故孝己憂而曾</text:span><text:ruby text:style-name="Ru1"><text:ruby-base><text:span text:style-name="T3">參</text:span></text:ruby-base><text:ruby-text>shēn</text:ruby-text></text:ruby><text:span text:style-name="T3">悲。 </text:span></text:p>
      <text:p text:style-name="P9"><text:span text:style-name="T3">木與木相摩則然，金與火相守則流。陰陽錯行，則天地大</text:span><text:ruby text:style-name="Ru1"><text:ruby-base><text:span text:style-name="T3">絯</text:span></text:ruby-base><text:ruby-text>hài</text:ruby-text></text:ruby><text:span text:style-name="T3">，於是乎有雷有霆，水中有火，乃焚大槐。有甚憂兩陷而無所逃，</text:span><text:ruby text:style-name="Ru1"><text:ruby-base><text:span text:style-name="T3">螴</text:span></text:ruby-base><text:ruby-text>chén</text:ruby-text></text:ruby><text:ruby text:style-name="Ru1"><text:ruby-base><text:span text:style-name="T3">蜳</text:span></text:ruby-base><text:ruby-text>chún</text:ruby-text></text:ruby><text:span text:style-name="T3">不得成，心若</text:span><text:ruby text:style-name="Ru1"><text:ruby-base><text:span text:style-name="T3">縣</text:span></text:ruby-base><text:ruby-text>xuán</text:ruby-text></text:ruby><text:span text:style-name="T3">於天地之間，慰</text:span><text:ruby text:style-name="Ru1"><text:ruby-base><text:span text:style-name="T3">睯</text:span></text:ruby-base><text:ruby-text>mēn</text:ruby-text></text:ruby><text:span text:style-name="T3">沈屯，利害相摩，生火甚多，眾人焚和。月固不勝火，於是乎有</text:span><text:ruby text:style-name="Ru1"><text:ruby-base><text:span text:style-name="T3">僓</text:span></text:ruby-base><text:ruby-text>tuǐ</text:ruby-text></text:ruby><text:span text:style-name="T3">然而道盡。 </text:span></text:p>
      <text:p text:style-name="P5"/>
      <text:p text:style-name="P3"><text:span text:style-name="T2">莊周家貧，故往貸粟於監河侯。監河侯曰：「諾。我將得邑金，將貸子三百金，可乎？」莊周忿然作色曰：「周昨來，有中道而呼者。周顧視車轍中，有鮒魚焉。周問之曰：『鮒魚來！子何為者邪？』對曰：『我，東海之波臣也。君豈有斗升之水而活我哉？』周曰：『諾。我且南遊吳、越之王，</text:span><text:ruby text:style-name="Ru1"><text:ruby-base><text:span text:style-name="T2">激</text:span></text:ruby-base><text:ruby-text>yāo</text:ruby-text></text:ruby><text:span text:style-name="T2">西江之水而迎子，可乎？』鮒魚忿然作色曰：『吾失我常與，我無所處。吾得斗升之水然活耳，君乃言此，曾不如早索我於枯魚之肆！』」 </text:span></text:p>
      <text:p text:style-name="P5"/>
      <text:p text:style-name="P3"><text:span text:style-name="T2">任公子為大鉤巨</text:span><text:ruby text:style-name="Ru1"><text:ruby-base><text:span text:style-name="T2">緇</text:span></text:ruby-base><text:ruby-text>zī</text:ruby-text></text:ruby><text:span text:style-name="T2">，五十</text:span><text:ruby text:style-name="Ru1"><text:ruby-base><text:span text:style-name="T2">犗</text:span></text:ruby-base><text:ruby-text>jiè</text:ruby-text></text:ruby><text:span text:style-name="T2">以為餌，蹲乎會稽，投竿東海，旦旦而釣，期年不得魚。已而大魚食之，牽巨鉤</text:span><text:ruby text:style-name="Ru1"><text:ruby-base><text:span text:style-name="T2">錎</text:span></text:ruby-base><text:ruby-text>xiɑ̀n</text:ruby-text></text:ruby><text:ruby text:style-name="Ru1"><text:ruby-base><text:span text:style-name="T2">沒</text:span></text:ruby-base><text:ruby-text>mò</text:ruby-text></text:ruby><text:span text:style-name="T2">而下，</text:span><text:ruby text:style-name="Ru1"><text:ruby-base><text:span text:style-name="T2">騖</text:span></text:ruby-base><text:ruby-text>wù</text:ruby-text></text:ruby><text:span text:style-name="T2">揚而奮</text:span><text:ruby text:style-name="Ru1"><text:ruby-base><text:span text:style-name="T2">鬐</text:span></text:ruby-base><text:ruby-text>qí</text:ruby-text></text:ruby><text:span text:style-name="T2">，白波若山，海水震蕩，聲</text:span><text:ruby text:style-name="Ru1"><text:ruby-base><text:span text:style-name="T2">侔</text:span></text:ruby-base><text:ruby-text>móu</text:ruby-text></text:ruby><text:span text:style-name="T2">鬼神，憚赫千里。任公子得若魚，離而腊之，自制河以東，蒼梧以北，莫不厭若魚者。 </text:span></text:p>
      <text:p text:style-name="P3"><text:span text:style-name="T2">已而後世輇才諷說之徒，皆驚而相告也。夫揭竿</text:span><text:ruby text:style-name="Ru1"><text:ruby-base><text:span text:style-name="T2">累</text:span></text:ruby-base><text:ruby-text>léi</text:ruby-text></text:ruby><text:span text:style-name="T2">，趣灌</text:span><text:ruby text:style-name="Ru1"><text:ruby-base><text:span text:style-name="T2">瀆</text:span></text:ruby-base><text:ruby-text>dú</text:ruby-text></text:ruby><text:span text:style-name="T2">，守</text:span><text:ruby text:style-name="Ru1"><text:ruby-base><text:span text:style-name="T2">鯢</text:span></text:ruby-base><text:ruby-text>ní</text:ruby-text></text:ruby><text:span text:style-name="T2">鮒，其於得大魚難矣；飾小說以干</text:span><text:ruby text:style-name="Ru1"><text:ruby-base><text:span text:style-name="T2">縣</text:span></text:ruby-base><text:ruby-text>xuán</text:ruby-text></text:ruby><text:span text:style-name="T2">令，其於大達亦遠矣。是以未嘗聞任</text:span><text:ruby text:style-name="Ru1"><text:ruby-base><text:span text:style-name="T2">鯢</text:span></text:ruby-base><text:ruby-text>ní</text:ruby-text></text:ruby><text:span text:style-name="T2">之風俗，其不可與經於世亦遠矣。</text:span></text:p>
      <text:p text:style-name="P10"><text:span text:style-name="T2">儒以《詩》、《禮》發</text:span><text:ruby text:style-name="Ru1"><text:ruby-base><text:span text:style-name="T2">冢</text:span></text:ruby-base><text:ruby-text>zhǒng</text:ruby-text></text:ruby><text:span text:style-name="T2">。大儒</text:span><text:ruby text:style-name="Ru1"><text:ruby-base><text:span text:style-name="T2">臚</text:span></text:ruby-base><text:ruby-text>lú</text:ruby-text></text:ruby><text:span text:style-name="T2">傳曰：「東方作矣，事之何若？」小儒曰：「未解裙襦，口中有珠。《詩》固有之曰：『青青之麥，生於陵</text:span><text:ruby text:style-name="Ru1"><text:ruby-base><text:span text:style-name="T2">陂</text:span></text:ruby-base><text:ruby-text>pō</text:ruby-text></text:ruby><text:span text:style-name="T2">。生不布施，死何含珠為？』接其鬢，壓其</text:span><text:ruby text:style-name="Ru1"><text:ruby-base><text:span text:style-name="T2">顪</text:span></text:ruby-base><text:ruby-text>sùi</text:ruby-text></text:ruby><text:span text:style-name="T2">，儒以金椎控其</text:span><text:ruby text:style-name="Ru1"><text:ruby-base><text:span text:style-name="T2">頤</text:span></text:ruby-base><text:ruby-text>yí</text:ruby-text></text:ruby><text:span text:style-name="T2">，徐別其</text:span><text:ruby text:style-name="Ru1"><text:ruby-base><text:span text:style-name="T2">頰</text:span></text:ruby-base><text:ruby-text>jiɑ́</text:ruby-text></text:ruby><text:span text:style-name="T2">，無傷口中珠！」 </text:span></text:p>
      <text:p text:style-name="P5"/>
      <text:p text:style-name="P3"><text:span text:style-name="T2">老萊子之弟子出薪，遇仲尼，反以告曰：「有人於彼，修上而趨下，末</text:span><text:ruby text:style-name="Ru1"><text:ruby-base><text:span text:style-name="T2">僂</text:span></text:ruby-base><text:ruby-text>lóu</text:ruby-text></text:ruby><text:span text:style-name="T2">而後耳，視若營四海，不知其誰氏之子。」老萊子曰：「是丘也，召而來！」仲尼至。曰：「丘！去汝躬矜與汝容知，斯為君子矣。」仲尼揖而退，蹙然改容而問曰：「業可得進乎？」老萊子曰：「夫不忍一世之傷，而</text:span><text:ruby text:style-name="Ru1"><text:ruby-base><text:span text:style-name="T2">驁</text:span></text:ruby-base><text:ruby-text>áo</text:ruby-text></text:ruby><text:span text:style-name="T2">萬世之患，抑固</text:span><text:ruby text:style-name="Ru1"><text:ruby-base><text:span text:style-name="T2">窶</text:span></text:ruby-base><text:ruby-text>jù</text:ruby-text></text:ruby><text:span text:style-name="T2">邪？亡其略弗及邪？惠以歡為</text:span><text:ruby text:style-name="Ru1"><text:ruby-base><text:span text:style-name="T2">驁</text:span></text:ruby-base><text:ruby-text>ɑ́o</text:ruby-text></text:ruby><text:span text:style-name="T2">，終身之醜，中民之行進焉耳，相引以名，相結以隱。與其譽堯而非桀，不如兩忘而閉其所譽。反無非傷也，動無非邪也。聖人躊躇以興事，以每成功。奈何哉其載焉終矜爾！」 </text:span></text:p>
      <text:p text:style-name="P5"/>
      <text:p text:style-name="P3"><text:span text:style-name="T2">宋元君夜半而夢人</text:span><text:ruby text:style-name="Ru1"><text:ruby-base><text:span text:style-name="T2">被</text:span></text:ruby-base><text:ruby-text>pī</text:ruby-text></text:ruby><text:span text:style-name="T2">髮</text:span><text:ruby text:style-name="Ru1"><text:ruby-base><text:span text:style-name="T2">闚</text:span></text:ruby-base><text:ruby-text>kūi</text:ruby-text></text:ruby><text:ruby text:style-name="Ru1"><text:ruby-base><text:span text:style-name="T2">阿</text:span></text:ruby-base><text:ruby-text>ē</text:ruby-text></text:ruby><text:span text:style-name="T2">門，曰：「予自宰路之淵，予為清江使河伯之所，漁者余且得予。」元君覺，使人占之，曰：「此神龜也。」君曰：「漁者有余且乎？」左右曰：「有。」君曰：「令余且會朝。」明日，余且朝。君曰：「漁何得？」對曰：「且之網，得白龜焉，其圓五尺。」君曰：「獻若之龜。」龜至，君再欲殺之，再欲活之，心疑，卜之，曰：「殺龜以卜，吉。」乃</text:span><text:ruby text:style-name="Ru1"><text:ruby-base><text:span text:style-name="T2">刳</text:span></text:ruby-base><text:ruby-text>kū</text:ruby-text></text:ruby><text:span text:style-name="T2">龜，七十二鑽而無遺</text:span><text:ruby text:style-name="Ru1"><text:ruby-base><text:span text:style-name="T2">筴</text:span></text:ruby-base><text:ruby-text>cè</text:ruby-text></text:ruby><text:span text:style-name="T2">。 </text:span></text:p>
      <text:p text:style-name="P3"><text:span text:style-name="T2">仲尼曰：「神龜能見夢於元君而不能避余且之網；知能七十二鑽而無遺筴，不能避刳腸之患。如是，則知有所困，神有所不及也。雖有至知，萬人謀之。魚不畏網而畏</text:span><text:ruby text:style-name="Ru1"><text:ruby-base><text:span text:style-name="T2">鵜</text:span></text:ruby-base><text:ruby-text>tí</text:ruby-text></text:ruby><text:ruby text:style-name="Ru1"><text:ruby-base><text:span text:style-name="T2">鶘</text:span></text:ruby-base><text:ruby-text>hú</text:ruby-text></text:ruby><text:span text:style-name="T2">。去小知而大知明，去善而自善矣。」嬰兒生無石師而能言，與能言者處也。</text:span></text:p>
      <text:p text:style-name="P13">[<text:span text:style-name="T1">無形書院 經典會讀 資料</text:span>]</text:p>
      <text:p text:style-name="P2">莊子‧雜篇‧外物第二十五（二）</text:p>
      <text:p text:style-name="P4"/>
      <text:p text:style-name="P5">惠子謂莊子曰：「子言無用。」莊子曰：「知無用而始可與言用矣。夫地非不廣且大也，人之所用容足耳。然則廁足而墊之，致黃泉，人尚有用乎？」惠子曰：「無用。」莊子曰：「然則無用之為用也亦明矣。」 </text:p>
      <text:p text:style-name="P5"/>
      <text:p text:style-name="P5">莊子曰：「人有能遊，且得不遊乎？人而不能遊，且得遊乎？夫流遁之志，決絕之行，噫！其非至知厚德之任與！覆墜而不反，火馳而不顧，雖相與為君臣，時也，易世而無以相賤。故曰：至人不留行焉。夫尊古而卑今，學者之流也。且以豨韋氏之流觀今之世，夫孰能不波？唯至人乃能遊於世而不僻，順人而不失己，彼教不學，承意不彼。 </text:p>
      <text:p text:style-name="P5"/>
      <text:p text:style-name="P5">目徹為明，耳徹為聰，鼻徹為<text:ruby text:style-name="Ru1"><text:ruby-base>顫</text:ruby-base><text:ruby-text>shɑ̄n</text:ruby-text></text:ruby>，口徹為甘，心徹為知，知徹為德。凡道不欲<text:ruby text:style-name="Ru1"><text:ruby-base>壅</text:ruby-base><text:ruby-text>yōng</text:ruby-text></text:ruby>，壅則<text:ruby text:style-name="Ru1"><text:ruby-base>哽</text:ruby-base><text:ruby-text>gěng</text:ruby-text></text:ruby>，哽而不止則<text:ruby text:style-name="Ru1"><text:ruby-base>跈</text:ruby-base><text:ruby-text>niɑ̌n</text:ruby-text></text:ruby>，跈則眾害生。物之有知者恃息，其不殷，非天之罪。天之穿之，日夜無降，人則顧塞其竇。胞有重<text:ruby text:style-name="Ru1"><text:ruby-base>閬</text:ruby-base><text:ruby-text>lɑ̌ng</text:ruby-text></text:ruby>，心有天遊。室無空虛，則婦姑勃<text:ruby text:style-name="Ru1"><text:ruby-base>谿</text:ruby-base><text:ruby-text>xī</text:ruby-text></text:ruby>；心無天遊，則六鑿相攘。大林丘山之善於人也，亦神者不勝。 </text:p>
      <text:p text:style-name="P5"/>
      <text:p text:style-name="P5">德溢乎名，名溢乎暴，謀稽乎誸，知出乎爭，柴生乎守，官事果乎眾宜。春雨日時，草木怒生，<text:ruby text:style-name="Ru1"><text:ruby-base>銚</text:ruby-base><text:ruby-text>yɑ́o</text:ruby-text></text:ruby>鎒於是乎始修，草木之到植者過半，而不知其然。 </text:p>
      <text:p text:style-name="P11"/>
      <text:p text:style-name="P5">靜然可以補病，眥<text:ruby text:style-name="Ru1"><text:ruby-base>搣</text:ruby-base><text:ruby-text>miè</text:ruby-text></text:ruby>可以休老，寧可以止遽。雖然，若是，勞者之務也，非佚者之所未嘗過而問焉。聖人之所以<text:ruby text:style-name="Ru1"><text:ruby-base>駴</text:ruby-base><text:ruby-text>xiè</text:ruby-text></text:ruby>天下，神人未嘗過而問焉；賢人所以駴世，聖人未嘗過而問焉；君子所以駴國，賢人未嘗過而問焉；小人所以合時，君子未嘗過而問焉。 </text:p>
      <text:p text:style-name="P5"/>
      <text:p text:style-name="P5">演門有親死者，以善毀，爵為官師，其黨人毀而死者半。堯與許由天下，許由逃之；湯與務光天下，務光怒之。紀他聞之，帥弟子而<text:ruby text:style-name="Ru1"><text:ruby-base>踆</text:ruby-base><text:ruby-text>cūn</text:ruby-text></text:ruby>於窾水，諸侯<text:ruby text:style-name="Ru1"><text:ruby-base>弔</text:ruby-base><text:ruby-text>diɑ̀o</text:ruby-text></text:ruby>之三年，申徒<text:ruby text:style-name="Ru1"><text:ruby-base>狄</text:ruby-base><text:ruby-text>dí</text:ruby-text></text:ruby>因以<text:ruby text:style-name="Ru1"><text:ruby-base>踣</text:ruby-base><text:ruby-text>fù</text:ruby-text></text:ruby>河。 </text:p>
      <text:p text:style-name="P5"/>
      <text:p text:style-name="P5">荃者所以在魚，得魚而忘荃；蹄者所以在兔，得兔而忘蹄；言者所以在意，得意而忘言。吾安得忘言之人而與之言哉？」</text:p>
      <text:p text:style-name="P14">[<text:span text:style-name="T1">無形書院 經典會讀 資料</text:span>]</text:p>
      <text:p text:style-name="P15">莊子‧雜篇‧外物第二十五（三）</text:p>
      <text:p text:style-name="P7">拓展閱讀《呂氏春秋‧孝行覽‧必己》 </text:p>
      <text:p text:style-name="P6"/>
      <text:p text:style-name="P6">外物不可必，故龍逄誅，比干戮，箕子狂，惡來死，桀、紂亡。人主莫不欲其臣之忠，而忠未必信，故伍員流乎江，萇弘死、藏其血三年而為碧。親莫不欲其子之孝，而孝未必愛，故孝己疑，曾子悲。 </text:p>
      <text:p text:style-name="P6"/>
      <text:p text:style-name="P6">莊子行於山中，見木甚美，長大，枝葉盛茂，伐木者止其旁而弗取，問其故，曰：「無所可用。」莊子曰：「此以不材得終其天年矣。」出於山，及邑，舍故人之家。故人喜，具酒肉，令豎子為殺鴈饗之。豎子請曰：「其一鴈能鳴，一鴈不能鳴，請奚殺？」主人之公曰：「殺其不能鳴者。」明日，弟子問於莊子曰：「昔者山中之木以不材得終天年，主人之鴈以不材死，先生將何以處？」莊子笑曰：「周將處於材、不材之間。材、不材之間，似之而非也，故未免乎累。若夫道德則不然：無訝無訾，一龍一蛇，與時俱化，而無肯專為；一上一下，以禾為量，而浮游乎萬物之祖，物物而不物於物，則胡可得而累？此神農、黃帝之所法。若夫萬物之情、人倫之傳則不然：成則毀，大則衰，廉則剉，尊則虧，直則骫，合則離，愛則隳，多智則謀，不肖則欺，胡可得而必？」 </text:p>
      <text:p text:style-name="P6"/>
      <text:p text:style-name="P12"/>
      <text:p text:style-name="P6">牛缺居上地大儒也，下之邯鄲，遇盜於耦沙之中。盜求其橐中之載則與之，求其車馬則與之，求其衣被則與之。牛缺出而去。盜相謂曰：「此天下之顯人也，今辱之如此，此必愬我於萬乘之主，萬乘之主必以國誅我，我必不生，不若相與追而殺之，以滅其跡。」於是相與趨之，行三十里，及而殺之。此以知故也。孟賁過於河，先其五，船人怒，而以楫虓其頭，顧不知其孟賁也。中河，孟賁瞋目而視船人，髮植，目裂，鬢指，舟中之人盡揚播入於河。使船人知其孟賁，弗敢直視，涉無先者，又況於辱之乎？此以不知故也。知與不知，皆不足恃，其惟和調近之。猶未可必，蓋有不辨和調者，則和調有不免也。宋桓司馬有寶珠，抵罪出亡。王使人問珠之所在，曰「投之池中」，於是竭池而求之，無得，魚死焉。此言禍福之相及也。紂為不善於商，而禍充天地，和調何益？ </text:p>
      <text:p text:style-name="P6"/>
      <text:p text:style-name="P6">張毅好恭，門閭帷薄聚居眾無不趨，輿隸婣媾小童無不敬，以定其身，不終其壽，內熱而死。單豹好術，離俗棄塵，不食穀實，不衣芮溫，身處山林巖堀，以全其生，不盡其年，而虎食之。孔子行道而息，馬逸，食人之稼，野人取其馬。子貢請往說之，畢辭，野人不聽。有鄙人始事孔子者曰請往說之，因謂野人曰：「子不耕於東海，吾不耕於西海也，吾馬何得不食子之禾？」其野人大說，相謂曰：「說亦皆如此其辯也，獨如嚮之人？」解馬而與之。說如此其無方也而猶行，外物豈可必哉？ </text:p>
      <text:p text:style-name="P6"/>
      <text:p text:style-name="P6">君子之自行也，敬人而不必見敬，愛人而不必見愛。敬愛人者，己也；見敬愛者，人也。君子必在己者，不必在人者也，必在己無不遇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cwTeX Q Yuan" svg:font-family="'cwTeX Q Yuan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10.5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.1mm" fo:margin-bottom="12.88mm" fo:margin-left="11.38mm" fo:margin-right="8.9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6-01-01T22:55:20.535234366</dc:date>
    <dc:creator>ejsoon </dc:creator>
    <meta:editing-duration>PT3H58M6S</meta:editing-duration>
    <meta:editing-cycles>20</meta:editing-cycles>
    <meta:generator>LibreOffice/4.2.7.2$Linux_X86_64 LibreOffice_project/420m0$Build-2</meta:generator>
    <meta:document-statistic meta:table-count="0" meta:image-count="0" meta:object-count="0" meta:page-count="6" meta:paragraph-count="28" meta:word-count="3027" meta:character-count="3051" meta:non-whitespace-character-count="3027"/>
  </office:meta>
</office:document-meta>
</file>